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e5b4a" officeooo:paragraph-rsid="00104301" style:font-weight-asian="bold" style:font-weight-complex="bold"/>
    </style:style>
    <style:style style:name="P2" style:family="paragraph" style:parent-style-name="Standard">
      <style:text-properties fo:font-size="9pt" style:text-underline-style="solid" style:text-underline-width="auto" style:text-underline-color="font-color" fo:font-weight="normal" officeooo:rsid="001e5b4a" officeooo:paragraph-rsid="00104301" style:font-size-asian="9pt" style:font-weight-asian="normal" style:font-size-complex="9pt" style:font-weight-complex="normal"/>
    </style:style>
    <style:style style:name="P3" style:family="paragraph" style:parent-style-name="Standard" style:list-style-name="L1">
      <style:text-properties fo:font-size="9pt" style:text-underline-style="none" fo:font-weight="normal" officeooo:rsid="00104301" officeooo:paragraph-rsid="00104301" style:font-size-asian="7.84999990463257pt" style:font-weight-asian="normal" style:font-size-complex="9pt" style:font-weight-complex="normal"/>
    </style:style>
    <style:style style:name="P4" style:family="paragraph" style:parent-style-name="Standard" style:list-style-name="L6">
      <style:text-properties fo:font-size="9pt" style:text-underline-style="none" fo:font-weight="normal" officeooo:rsid="00104301" officeooo:paragraph-rsid="00104301" style:font-size-asian="7.84999990463257pt" style:font-weight-asian="normal" style:font-size-complex="9pt" style:font-weight-complex="normal"/>
    </style:style>
    <style:style style:name="P5" style:family="paragraph" style:parent-style-name="Standard" style:list-style-name="L6">
      <style:text-properties fo:font-size="9pt" style:text-underline-style="none" fo:font-weight="normal" officeooo:rsid="00104301" officeooo:paragraph-rsid="00112ed0" style:font-size-asian="7.84999990463257pt" style:font-weight-asian="normal" style:font-size-complex="9pt" style:font-weight-complex="normal"/>
    </style:style>
    <style:style style:name="P6" style:family="paragraph" style:parent-style-name="Standard">
      <style:text-properties fo:font-size="9pt" style:text-underline-style="none" fo:font-weight="normal" officeooo:rsid="00104301" officeooo:paragraph-rsid="00112ed0" style:font-size-asian="7.84999990463257pt" style:font-weight-asian="normal" style:font-size-complex="9pt" style:font-weight-complex="normal"/>
    </style:style>
    <style:style style:name="P7" style:family="paragraph" style:parent-style-name="Standard" style:list-style-name="L6">
      <style:text-properties fo:font-size="9pt" style:text-underline-style="none" fo:font-weight="normal" officeooo:rsid="00112ed0" officeooo:paragraph-rsid="00112ed0" style:font-size-asian="7.84999990463257pt" style:font-weight-asian="normal" style:font-size-complex="9pt" style:font-weight-complex="normal"/>
    </style:style>
    <style:style style:name="P8" style:family="paragraph" style:parent-style-name="Standard" style:list-style-name="L7">
      <style:text-properties fo:font-size="9pt" fo:font-style="normal" style:text-underline-style="none" fo:font-weight="normal" officeooo:rsid="00112ed0" officeooo:paragraph-rsid="00112ed0" style:font-size-asian="7.84999990463257pt" style:font-style-asian="normal" style:font-weight-asian="normal" style:font-size-complex="9pt" style:font-style-complex="normal" style:font-weight-complex="normal"/>
    </style:style>
    <style:style style:name="P9" style:family="paragraph" style:parent-style-name="Standard">
      <style:text-properties fo:font-size="10.5pt" style:text-underline-style="solid" style:text-underline-width="auto" style:text-underline-color="font-color" fo:font-weight="bold" officeooo:rsid="001e5b4a" officeooo:paragraph-rsid="00104301" style:font-size-asian="10.5pt" style:font-weight-asian="bold" style:font-size-complex="10.5pt" style:font-weight-complex="bold"/>
    </style:style>
    <style:style style:name="P10" style:family="paragraph" style:parent-style-name="Standard">
      <style:text-properties fo:font-size="10.5pt" style:text-underline-style="solid" style:text-underline-width="auto" style:text-underline-color="font-color" fo:font-weight="bold" officeooo:rsid="001fad98" officeooo:paragraph-rsid="00112ed0" style:font-size-asian="9.14999961853027pt" style:font-weight-asian="bold" style:font-size-complex="10.5pt" style:font-weight-complex="bold"/>
    </style:style>
    <style:style style:name="T1" style:family="text">
      <style:text-properties officeooo:rsid="00104301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04301"/>
    </style:style>
    <style:style style:name="T4" style:family="text">
      <style:text-properties officeooo:rsid="00112ed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SS PROJECT MEET WITH CLIENT -<text:span text:style-name="T1">1</text:span></text:p>
      <text:p text:style-name="P1"/>
      <text:p text:style-name="P2">Location:<text:span text:style-name="T2"> online</text:span></text:p>
      <text:p text:style-name="P2"/>
      <text:p text:style-name="P2">Date:<text:span text:style-name="T2"> </text:span><text:span text:style-name="T3">15</text:span><text:span text:style-name="T2">-</text:span><text:span text:style-name="T3">1</text:span><text:span text:style-name="T2">-24</text:span></text:p>
      <text:p text:style-name="P2"/>
      <text:p text:style-name="P2">Time:<text:span text:style-name="T2"> 4pm</text:span></text:p>
      <text:p text:style-name="P2"/>
      <text:p text:style-name="P2">Attendees:<text:span text:style-name="T2"> Mayaank,Ketaki,Maitreya,Nitin</text:span></text:p>
      <text:p text:style-name="P2"/>
      <text:p text:style-name="P9">Agenda:</text:p>
      <text:list xml:id="list1624494843" text:style-name="L1">
        <text:list-item>
          <text:p text:style-name="P3">Discussion about the project</text:p>
        </text:list-item>
      </text:list>
      <text:list xml:id="list2324384613" text:style-name="L6">
        <text:list-item>
          <text:p text:style-name="P4">The client expalined briefly about what the project is and what it would entail.</text:p>
        </text:list-item>
        <text:list-item>
          <text:p text:style-name="P4">The project would have a CV part and a UI part.</text:p>
        </text:list-item>
        <text:list-item>
          <text:p text:style-name="P5">The CV part would constitute a algorithm which would help in the identification of the test strips, isolation of the red part of the strip and the quantification of the <text:span text:style-name="T4">intensity of </text:span>red according to a scale.</text:p>
        </text:list-item>
        <text:list-item>
          <text:p text:style-name="P5"><text:span text:style-name="T4">Need to create a biosensor which will help in getting the images required.</text:span></text:p>
        </text:list-item>
        <text:list-item>
          <text:p text:style-name="P7">Sample images to train the algorithm were given.</text:p>
        </text:list-item>
        <text:list-item>
          <text:p text:style-name="P5"><text:span text:style-name="T4">The UI part would involve designing a HMI for the device.</text:span></text:p>
        </text:list-item>
        <text:list-item>
          <text:p text:style-name="P5"><text:span text:style-name="T4">The UI would constitute a home screen, settings, a test start button.</text:span></text:p>
        </text:list-item>
        <text:list-item>
          <text:p text:style-name="P5"><text:span text:style-name="T4">The test input will constittue sample id, Patient id.</text:span></text:p>
        </text:list-item>
        <text:list-item>
          <text:p text:style-name="P5"><text:span text:style-name="T4">The results should be transferable via bluetooth,wifi.</text:span> </text:p>
        </text:list-item>
      </text:list>
      <text:p text:style-name="P6"/>
      <text:p text:style-name="P6"/>
      <text:p text:style-name="P10">Next steps:</text:p>
      <text:list xml:id="list1377596822" text:style-name="L7">
        <text:list-item>
          <text:p text:style-name="P8">Researching the required libraries for the design and implementation of the algorthm.</text:p>
        </text:list-item>
        <text:list-item>
          <text:p text:style-name="P8">Getting to know the design of similar devices and thier components.</text:p>
        </text:list-item>
        <text:list-item>
          <text:p text:style-name="P8">Researching the tech stack that would be required to implement the UI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5:40:03.482126174</meta:creation-date>
    <dc:date>2024-02-13T16:00:37.580556198</dc:date>
    <meta:editing-duration>PT9M54S</meta:editing-duration>
    <meta:editing-cycles>1</meta:editing-cycles>
    <meta:document-statistic meta:table-count="0" meta:image-count="0" meta:object-count="0" meta:page-count="1" meta:paragraph-count="20" meta:word-count="191" meta:character-count="1090" meta:non-whitespace-character-count="931"/>
    <meta:generator>LibreOffice/7.3.7.2$Linux_X86_64 LibreOffice_project/30$Build-2</meta:generator>
  </office:meta>
</office:document-meta>
</file>